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language="nb" fo:country="NO" fo:font-weight="bold" style:font-weight-asian="bold"/>
    </style:style>
    <style:style style:name="P3" style:family="paragraph" style:parent-style-name="Standard">
      <style:paragraph-properties>
        <style:tab-stops>
          <style:tab-stop style:position="1.75in"/>
        </style:tab-stops>
      </style:paragraph-properties>
      <style:text-properties fo:language="nb" fo:country="NO" fo:font-weight="bold" style:font-weight-asian="bold"/>
    </style:style>
    <style:style style:name="P4" style:family="paragraph" style:parent-style-name="Standard">
      <style:paragraph-properties fo:line-height="150%"/>
      <style:text-properties fo:language="nb" fo:country="NO" fo:font-style="italic" fo:font-weight="bold" style:font-style-asian="italic" style:font-weight-asian="bold"/>
    </style:style>
    <style:style style:name="P5" style:family="paragraph" style:parent-style-name="Standard">
      <style:text-properties fo:font-size="8pt" fo:language="nb" fo:country="NO" fo:font-weight="bold" style:font-size-asian="8pt" style:font-weight-asian="bold" style:font-size-complex="8pt"/>
    </style:style>
    <style:style style:name="P6" style:family="paragraph" style:parent-style-name="Standard">
      <style:text-properties fo:font-size="8pt" fo:language="nb" fo:country="NO" style:font-size-asian="8pt" style:font-size-complex="8pt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weight="bold" style:font-weight-asian="bold"/>
    </style:style>
    <style:style style:name="T3" style:family="text">
      <style:text-properties fo:font-size="10pt" fo:language="nb" fo:country="NO" style:font-size-asian="10pt" style:font-size-complex="10pt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100%" fo:padding="0.0138in" fo:border="0.0071in solid #000000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Hovedveileders rapport for ph.d.-kandidater 200</text:span><text:span text:style-name="T1">8/09</text:span></text:h>
      <text:p text:style-name="P1"/>
      <text:p text:style-name="P2">Navn hovedveileder: morten hjorth-jensen<text:tab/><text:tab/>____________________________________________________________</text:p>
      <text:p text:style-name="P2"/>
      <text:p text:style-name="P2">Navn medveileder/-e: eivind osnes<text:tab/> ___________________________________________________________</text:p>
      <text:p text:style-name="P2"/>
      <text:p text:style-name="Standard"><text:span text:style-name="T2">Kandidatens navn:</text:span><text:span text:style-name="T1"> _____________maxim kartamychev<text:tab/><text:tab/>_______________________________________________</text:span></text:p>
      <text:p text:style-name="P1"/>
      <text:p text:style-name="Standard"><text:span text:style-name="T2">Planlagt avslutningstidspunkt:</text:span><text:span text:style-name="T1"> høst___________</text:span><text:span text:style-name="T2">semesteret 2009</text:span><text:span text:style-name="T1">____ </text:span></text:p>
      <text:p text:style-name="P1"/>
      <text:p text:style-name="Standard"><text:span text:style-name="T2">Finansiering dette året:</text:span><text:span text:style-name="T1"> _________________________________________________________</text:span></text:p>
      <text:p text:style-name="P2"/>
      <text:p text:style-name="Standard"><text:span text:style-name="T2">Jobber kandidaten fulltid med doktorgraden? </text:span><field:fieldmark text:name="Check6" field:type="ecma.office-open-xml.field.FORMCHECKBOX"><field:param field:name="Description" field:value=""/><field:param field:name="Result" field:value="0"/></field:fieldmark><text:span text:style-name="T2"><text:s/>Ja <text:s/></text:span><field:fieldmark text:name="Check7" field:type="ecma.office-open-xml.field.FORMCHECKBOX"><field:param field:name="Description" field:value=""/><field:param field:name="Result" field:value="1"/></field:fieldmark><text:span text:style-name="T2"><text:s/>Nei</text:span></text:p>
      <text:p text:style-name="P2"/>
      <text:p text:style-name="P2">Studieprogresjon: </text:p>
      <text:p text:style-name="P5"/>
      <text:p text:style-name="Standard"><field:fieldmark text:name="Check1" field:type="ecma.office-open-xml.field.FORMCHECKBOX"><field:param field:name="Description" field:value=""/><field:param field:name="Result" field:value="0"/></field:fieldmark><text:span text:style-name="T1"><text:s/>i henhold til avtalen</text:span></text:p>
      <text:p text:style-name="P6"/>
      <text:p text:style-name="Standard"><field:fieldmark text:name="Check2" field:type="ecma.office-open-xml.field.FORMCHECKBOX"><field:param field:name="Description" field:value=""/><field:param field:name="Result" field:value="1"/></field:fieldmark><text:span text:style-name="T1"><text:s/>forsinket i forhold til avtalen</text:span></text:p>
      <text:p text:style-name="P6"/>
      <text:p text:style-name="Standard"><field:fieldmark text:name="Check3" field:type="ecma.office-open-xml.field.FORMCHECKBOX"><field:param field:name="Description" field:value=""/><field:param field:name="Result" field:value="0"/></field:fieldmark><text:span text:style-name="T1"><text:s/>ligger i forkant av avtalen</text:span></text:p>
      <text:p text:style-name="P2"/>
      <text:p text:style-name="P2">Kommentarer til eventuelle avvik i studieprogresjonen i forhold til opprinnelig plan:</text:p>
      <text:p text:style-name="P2"><draw:frame draw:style-name="fr1" draw:name="Frame1" text:anchor-type="paragraph" svg:x="0.9819in" svg:y="0.048in" svg:width="6.5075in" draw:z-index="0"><draw:text-box fo:min-height="1.7154in"><text:p text:style-name="Standard"><text:span text:style-name="T3"><text:s/></text:span><text:span text:style-name="T3">Bruk ev. eget ark.</text:span></text:p></draw:text-box></draw:frame>Maxim jobber i industrien og arbeider med avslutning av phd på kveldstid. <text:s/><text:tab/></text:p>
      <text:p text:style-name="P2">Statusrapport: <text:s/>Maxim holder på med å ferdigstille tre arbeider som skal inngå i hans phd. Han har to artikler fra før og vi rekner med at han skriver ferdig sin avhandling i løpet av høsten 2009. en mulig disputas vil d akunne skje mot slutten av høst-2009/begynnelse av 2010.</text:p>
      <text:p text:style-name="P5"/>
      <text:p text:style-name="P2"><draw:frame draw:style-name="fr1" draw:name="Frame2" text:anchor-type="paragraph" svg:x="0.9819in" svg:y="0.0118in" svg:width="6.4244in" draw:z-index="1"><draw:text-box fo:min-height="3.2508in"><text:p text:style-name="Standard"><text:span text:style-name="T3">Faglig fremdrift, problemer ol. i rapporteringsperioden</text:span><text:span text:style-name="T3">, deltakelse i relevante fagmiljøer etc.</text:span></text:p></draw:text-box></draw:frame><text:soft-page-break/>Hvordan er ditt samarbeid med kandidaten, og hvor ofte (ca.) er du i veiledningsmessig kontakt med kandidaten?</text:p>
      <text:p text:style-name="P2"><draw:frame draw:style-name="fr1" draw:name="Frame3" text:anchor-type="paragraph" svg:x="0.9819in" svg:y="0.0492in" svg:width="6.4244in" draw:z-index="2"><draw:text-box fo:min-height="1.7047in"><text:p text:style-name="P1"/></draw:text-box></draw:frame>Vi møtes nesten ukentlig på kveldstid.</text:p>
      <text:p text:style-name="P2"/>
      <text:p text:style-name="P2"><draw:frame draw:style-name="fr1" draw:name="Frame4" text:anchor-type="paragraph" svg:x="1.0028in" svg:y="0.3118in" svg:width="6.461in" draw:z-index="3"><draw:text-box fo:min-height="1.1217in"><text:p text:style-name="P1"/></draw:text-box></draw:frame>Andre kommentarer:</text:p>
      <text:p text:style-name="P2"/>
      <text:p text:style-name="P2"/>
      <text:p text:style-name="P2"/>
      <text:p text:style-name="P2"/>
      <text:p text:style-name="P3">Dato: _june 25 2009___________<text:tab/>Underskrift hovedveileder: morten hjorth-jensen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><text:soft-page-break/></text:p>
      <text:p text:style-name="P2"/>
      <text:p text:style-name="P2">Skjemaet leveres det lokale ph.d.-utvalget ved instituttet innen ________________________</text:p>
      <text:p text:style-name="P2"/>
      <text:p text:style-name="P2"/>
      <text:p text:style-name="P4">Manglende rapportering kan medføre tvungen avslutning av forskerutdanningen før opptaksperiodens utløp for kandidaten. Veiledere som ikke rapporterer kan bli fratatt veilederansva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andiatens rapport for fremdrift i ph</dc:title>
    <meta:initial-creator>Merethe Bremer</meta:initial-creator>
    <meta:creation-date>2008-05-21T14:09:00</meta:creation-date>
    <dc:date>2009-06-24T15:57:47</dc:date>
    <meta:print-date>2004-03-24T08:44:00</meta:print-date>
    <meta:editing-cycles>4</meta:editing-cycles>
    <meta:editing-duration>PT00H05M14S</meta:editing-duration>
    <meta:generator>OpenOffice.org/3.0$Linux OpenOffice.org_project/300m15$Build-9379</meta:generator>
    <meta:document-statistic meta:table-count="0" meta:image-count="0" meta:object-count="0" meta:page-count="3" meta:paragraph-count="25" meta:word-count="220" meta:character-count="1982"/>
  </office:meta>
</office:document-meta>
</file>